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text-properties fo:font-style="normal" style:font-style-asian="normal" style:font-style-complex="normal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 style:list-style-name="L1"/>
    <style:style style:name="P1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7">WEAPON MASTERIES (214)</text:span></text:p>
      <text:p text:style-name="P7"><text:span text:style-name="T7"/></text:p>
      <text:list xml:id="list825718718495567518" text:style-name="L1">
        <text:list-item>
          <text:list>
            <text:list-header>
              <text:p text:style-name="P8"><text:span text:style-name="T7">Cleave</text:span></text:p>
              <text:p text:style-name="P8"><text:span text:style-name="T7"/></text:p>
            </text:list-header>
            <text:list-item>
              <text:p text:style-name="P4"><text:span text:style-name="T4">Limit</text:span><text:span text:style-name="T2">: Once</text:span><text:span text:style-name="T5"> per turn</text:span></text:p>
            </text:list-item>
            <text:list-item>
              <text:p text:style-name="P11"><text:span text:style-name="T6">Condition 1</text:span><text:span text:style-name="T8">: Hit</text:span><text:span text:style-name="T10"> a creature with a melee attack roll using this weapon</text:span></text:p>
              <text:list>
                <text:list-item>
                  <text:p text:style-name="P11"><text:span text:style-name="T6">Condition 2</text:span><text:span text:style-name="T8">: Against a second creature within 5 feet of the first that is also within your reach.</text:span></text:p>
                  <text:list>
                    <text:list-item>
                      <text:p text:style-name="P11"><text:span text:style-name="T6">Result</text:span><text:span text:style-name="T8">: M</text:span><text:span text:style-name="T10">ake a melee attack roll with the weapon.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Damage</text:span><text:span text:style-name="T8">: </text:span><text:span text:style-name="T10">Only add negative modifiers to damage.</text:span></text:p>
            </text:list-item>
          </text:list>
        </text:list-item>
      </text:list>
      <text:p text:style-name="Standard"><text:span text:style-name="T10"/></text:p>
      <text:list xml:id="list30766394" text:continue-numbering="true" text:style-name="L1">
        <text:list-item>
          <text:list>
            <text:list-header>
              <text:p text:style-name="P3">Topple</text:p>
            </text:list-header>
          </text:list>
        </text:list-item>
      </text:list>
      <text:p text:style-name="P2"/>
      <text:list xml:id="list30738668" text:continue-numbering="true" text:style-name="L1">
        <text:list-item>
          <text:list>
            <text:list-item>
              <text:p text:style-name="P1">Condition 1<text:span text:style-name="T1">: <text:s/>Hit a creature with this weapon.</text:span></text:p>
              <text:list>
                <text:list-item>
                  <text:p text:style-name="P1">Condition 2<text:span text:style-name="T1">: Constitution Saving Throw: DC = (8 + Attack Ability Mod. + Proficiency Bonus)</text:span></text:p>
                  <text:list>
                    <text:list-item>
                      <text:p text:style-name="P10"><text:span text:style-name="T7">Result</text:span><text:span text:style-name="T9">: Creature is Prone (372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9"/></text:p>
      <text:list xml:id="list30748377" text:continue-numbering="true" text:style-name="L1">
        <text:list-item>
          <text:list>
            <text:list-header>
              <text:p text:style-name="P3">Vex</text:p>
            </text:list-header>
          </text:list>
        </text:list-item>
      </text:list>
      <text:p text:style-name="P2"/>
      <text:list xml:id="list30766521" text:continue-numbering="true" text:style-name="L1">
        <text:list-item>
          <text:list>
            <text:list-item>
              <text:p text:style-name="P6"><text:span text:style-name="T3">Condition 1</text:span><text:span text:style-name="T1">: </text:span>Hit a creature with this weapon and deal damage to the creature.</text:p>
              <text:list>
                <text:list-item>
                  <text:p text:style-name="P1">Condition 2<text:span text:style-name="T1">: On your next attack roll against the creature before the end of your next turn.</text:span></text:p>
                  <text:list>
                    <text:list-item>
                      <text:p text:style-name="P6"><text:span text:style-name="T3">Result</text:span><text:span text:style-name="T1">: Advantag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1"/></text:p>
      <text:list xml:id="list30745621" text:continue-numbering="true" text:style-name="L1">
        <text:list-item>
          <text:list>
            <text:list-header>
              <text:p text:style-name="P3">Nick</text:p>
            </text:list-header>
          </text:list>
        </text:list-item>
      </text:list>
      <text:p text:style-name="P2"/>
      <text:list xml:id="list30755135" text:continue-numbering="true" text:style-name="L1">
        <text:list-item>
          <text:list>
            <text:list-item>
              <text:p text:style-name="P6"><text:span text:style-name="T3">Limit</text:span><text:span text:style-name="T1">: Once</text:span> per turn</text:p>
            </text:list-item>
            <text:list-item>
              <text:p text:style-name="P6"><text:span text:style-name="T3">Condition 1</text:span><text:span text:style-name="T1">: Take</text:span> the extra attack of the Light property (213).</text:p>
              <text:list>
                <text:list-item>
                  <text:p text:style-name="P6"><text:span text:style-name="T3">Result</text:span><text:span text:style-name="T1">: </text:span>Make it as part of the Attack action instead of as a Bonus Action.</text:p>
                </text:list-item>
              </text:list>
            </text:list-item>
          </text:list>
        </text:list-item>
      </text:list>
      <text:p text:style-name="P5"/>
      <text:list xml:id="list30760321" text:continue-numbering="true" text:style-name="L1">
        <text:list-item>
          <text:list>
            <text:list-header>
              <text:p text:style-name="P3">Slow</text:p>
            </text:list-header>
          </text:list>
        </text:list-item>
      </text:list>
      <text:p text:style-name="P2"/>
      <text:list xml:id="list30742568" text:continue-numbering="true" text:style-name="L1">
        <text:list-item>
          <text:list>
            <text:list-item>
              <text:p text:style-name="P6"><text:span text:style-name="T3">Condition 1</text:span><text:span text:style-name="T1">: H</text:span>it a creature with this weapon and deal damage</text:p>
              <text:list>
                <text:list-item>
                  <text:p text:style-name="P1">Result:<text:span text:style-name="T1"> Reduce creatures speed by 10ft. until the start of your next turn.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0:43:45.80</meta:creation-date>
    <meta:generator>OpenOffice/4.1.15$Win32 OpenOffice.org_project/4115m2$Build-9813</meta:generator>
    <dc:date>2025-06-28T10:48:57.67</dc:date>
    <dc:creator>Paul Paroczai</dc:creator>
    <meta:editing-duration>PT1M52S</meta:editing-duration>
    <meta:editing-cycles>2</meta:editing-cycles>
    <meta:document-statistic meta:table-count="0" meta:image-count="0" meta:object-count="0" meta:page-count="1" meta:paragraph-count="22" meta:word-count="195" meta:character-count="993"/>
  </office:meta>
</office:document-meta>
</file>